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7268in" svg:height="5.861in" svg:x="1.5067in" svg:y="0.1575in">
            <draw:object draw:notify-on-update-of-ranges="Sheet1.A1:Sheet1.A256 Sheet1.B1:Sheet1.B256 Sheet1.C1:Sheet1.C256 Sheet1.D1:Sheet1.D2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0717in" svg:height="5.115in" svg:x="1.6799in" svg:y="6.2287in">
            <draw:object draw:notify-on-update-of-ranges="Sheet1.A1:Sheet1.A256 Sheet1.B1:Sheet1.B25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8004in" svg:height="4.9051in" svg:x="1.7559in" svg:y="11.3437in">
            <draw:object draw:notify-on-update-of-ranges="Sheet1.A1:Sheet1.A256 Sheet1.C1:Sheet1.C2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8067in" svg:height="4.6768in" svg:x="1.739in" svg:y="16.4035in">
            <draw:object draw:notify-on-update-of-ranges="Sheet1.A1:Sheet1.A256 Sheet1.D1:Sheet1.D2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1T16:47:42.748363290</dc:date>
    <dc:creator>Marcin Naw</dc:creator>
    <meta:document-statistic meta:table-count="1" meta:cell-count="1024" meta:object-count="4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87cm" svg:height="14.888cm" xlink:href=".." xlink:type="simple" chart:class="chart:bar" chart:style-name="ch1">
        <chart:legend chart:legend-position="end" svg:x="27.841cm" svg:y="6.647cm" style:legend-expansion="high" chart:style-name="ch2"/>
        <chart:plot-area chart:style-name="ch3" table:cell-range-address="Sheet1.A1:Sheet1.D256" chart:data-source-has-labels="both" svg:x="1.606cm" svg:y="1.323cm" svg:width="25.045cm" svg:height="12.287cm">
          <chartooo:coordinate-region svg:x="2.598cm" svg:y="1.523cm" svg:width="24.053cm" svg:height="11.163cm"/>
          <chart:axis chart:dimension="x" chart:name="primary-x" chart:style-name="ch4" chartooo:axis-type="auto">
            <chartooo:date-scale/>
            <chart:title svg:x="13.237cm" svg:y="13.907cm" chart:style-name="ch5">
              <text:p>gray values</text:p>
            </chart:title>
            <chart:categories table:cell-range-address="Sheet1.A1:Sheet1.A256"/>
          </chart:axis>
          <chart:axis chart:dimension="y" chart:name="primary-y" chart:style-name="ch6">
            <chart:title svg:x="0.451cm" svg:y="8.277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series chart:style-name="ch10" chart:values-cell-range-address="Sheet1.C1:Sheet1.C256" chart:label-cell-address="" chart:class="chart:bar">
            <chart:data-point chart:repeated="256"/>
          </chart:series>
          <chart:series chart:style-name="ch11" chart:values-cell-range-address="Sheet1.D1:Sheet1.D256" chart:label-cell-address="" chart:class="chart:ba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  <table:table-cell office:value-type="string">
                <text:p>block_b</text:p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0">
                <text:p>0</text:p>
                <draw:g>
                  <svg:desc>Sheet1.B1:Sheet1.B256</svg:desc>
                </draw:g>
              </table:table-cell>
              <table:table-cell office:value-type="float" office:value="864">
                <text:p>864</text:p>
                <draw:g>
                  <svg:desc>Sheet1.C1:Sheet1.C256</svg:desc>
                </draw:g>
              </table:table-cell>
              <table:table-cell office:value-type="float" office:value="60">
                <text:p>60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43cm" svg:height="12.993cm" xlink:href=".." xlink:type="simple" chart:class="chart:bar" chart:style-name="ch1">
        <chart:legend chart:legend-position="end" svg:x="21.097cm" svg:y="6.197cm" style:legend-expansion="high" chart:style-name="ch2"/>
        <chart:plot-area chart:style-name="ch3" table:cell-range-address="Sheet1.A1:Sheet1.B256" chart:data-source-has-labels="both" svg:x="1.471cm" svg:y="1.171cm" svg:width="18.706cm" svg:height="10.582cm">
          <chartooo:coordinate-region svg:x="2.092cm" svg:y="1.37cm" svg:width="18.085cm" svg:height="9.459cm"/>
          <chart:axis chart:dimension="x" chart:name="primary-x" chart:style-name="ch4" chartooo:axis-type="auto">
            <chartooo:date-scale/>
            <chart:title svg:x="10.013cm" svg:y="12.012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7.273cm" chart:style-name="ch7">
              <text:p>occurence</text:p>
            </chart:title>
            <chart:grid chart:style-name="ch8" chart:class="major"/>
          </chart:axis>
          <chart:series chart:style-name="ch9" chart:values-cell-range-address="Sheet1.B1:Sheet1.B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0">
                <text:p>0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54cm" svg:height="12.46cm" xlink:href=".." xlink:type="simple" chart:class="chart:bar" chart:style-name="ch1">
        <chart:legend chart:legend-position="end" svg:x="20.408cm" svg:y="5.931cm" style:legend-expansion="high" chart:style-name="ch2"/>
        <chart:plot-area chart:style-name="ch3" table:cell-range-address="Sheet1.A1:Sheet1.A256 Sheet1.C1:Sheet1.C256" chart:data-source-has-labels="both" svg:x="1.458cm" svg:y="1.131cm" svg:width="18.056cm" svg:height="10.099cm">
          <chartooo:coordinate-region svg:x="2.45cm" svg:y="1.33cm" svg:width="17.064cm" svg:height="8.976cm"/>
          <chart:axis chart:dimension="x" chart:name="primary-x" chart:style-name="ch4" chartooo:axis-type="auto">
            <chartooo:date-scale/>
            <chart:title svg:x="9.675cm" svg:y="11.479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991cm" chart:style-name="ch7">
              <text:p>occurence</text:p>
            </chart:title>
            <chart:grid chart:style-name="ch8" chart:class="major"/>
          </chart:axis>
          <chart:series chart:style-name="ch9" chart:values-cell-range-address="Sheet1.C1:Sheet1.C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864">
                <text:p>864</text:p>
                <draw:g>
                  <svg:desc>Sheet1.C1:Sheet1.C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7cm" svg:height="11.88cm" xlink:href=".." xlink:type="simple" chart:class="chart:bar" chart:style-name="ch1">
        <chart:legend chart:legend-position="end" svg:x="20.424cm" svg:y="5.641cm" style:legend-expansion="high" chart:style-name="ch2"/>
        <chart:plot-area chart:style-name="ch3" table:cell-range-address="Sheet1.A1:Sheet1.A256 Sheet1.D1:Sheet1.D256" chart:data-source-has-labels="both" svg:x="1.458cm" svg:y="1.083cm" svg:width="18.072cm" svg:height="9.579cm">
          <chartooo:coordinate-region svg:x="2.079cm" svg:y="1.282cm" svg:width="17.451cm" svg:height="8.456cm"/>
          <chart:axis chart:dimension="x" chart:name="primary-x" chart:style-name="ch4" chartooo:axis-type="auto">
            <chartooo:date-scale/>
            <chart:title svg:x="9.683cm" svg:y="10.899cm" chart:style-name="ch5">
              <text:p>gray value</text:p>
            </chart:title>
            <chart:categories table:cell-range-address="Sheet1.A1:Sheet1.A256"/>
          </chart:axis>
          <chart:axis chart:dimension="y" chart:name="primary-y" chart:style-name="ch6">
            <chart:title svg:x="0.451cm" svg:y="6.683cm" chart:style-name="ch7">
              <text:p>occurence</text:p>
            </chart:title>
            <chart:grid chart:style-name="ch8" chart:class="major"/>
          </chart:axis>
          <chart:series chart:style-name="ch9" chart:values-cell-range-address="Sheet1.D1:Sheet1.D256" chart:label-cell-address="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_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60">
                <text:p>60</text:p>
                <draw:g>
                  <svg:desc>Sheet1.D1:Sheet1.D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